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5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4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4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4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4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4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4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4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4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4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4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4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4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4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4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4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4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4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4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4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4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4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4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3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2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21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610133333333" calcext:value-type="float">
            <text:p>3.266101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55466666667" calcext:value-type="float">
            <text:p>3.252554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64553846154" calcext:value-type="float">
            <text:p>2.8496455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873688888889" calcext:value-type="float">
            <text:p>2.1987368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866171428571" calcext:value-type="float">
            <text:p>2.028661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259337931034" calcext:value-type="float">
            <text:p>2.17259337931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12142857143" calcext:value-type="float">
            <text:p>2.44112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48110344828" calcext:value-type="float">
            <text:p>3.389481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921066666667" calcext:value-type="float">
            <text:p>3.929210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775806896552" calcext:value-type="float">
            <text:p>4.107758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00272" calcext:value-type="float">
            <text:p>4.18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105942857143" calcext:value-type="float">
            <text:p>4.23105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80361290323" calcext:value-type="float">
            <text:p>4.78280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58" calcext:value-type="float">
            <text:p>4.76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667870967742" calcext:value-type="float">
            <text:p>4.76667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83216" calcext:value-type="float">
            <text:p>4.80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503019354839" calcext:value-type="float">
            <text:p>4.87503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99122580645" calcext:value-type="float">
            <text:p>5.01799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0292" calcext:value-type="float">
            <text:p>5.13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028129032258" calcext:value-type="float">
            <text:p>5.20028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13688" calcext:value-type="float">
            <text:p>5.21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382090322581" calcext:value-type="float">
            <text:p>5.20382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878457142857" calcext:value-type="float">
            <text:p>5.18878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129341935484" calcext:value-type="float">
            <text:p>5.21129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90144516129" calcext:value-type="float">
            <text:p>5.33901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090648275862" calcext:value-type="float">
            <text:p>5.360906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27406451613" calcext:value-type="float">
            <text:p>5.38827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19552" calcext:value-type="float">
            <text:p>5.38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18270967742" calcext:value-type="float">
            <text:p>5.37018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779406451613" calcext:value-type="float">
            <text:p>5.35779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2824" calcext:value-type="float">
            <text:p>5.3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234012903226" calcext:value-type="float">
            <text:p>5.30234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8628" calcext:value-type="float">
            <text:p>5.27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917651612903" calcext:value-type="float">
            <text:p>5.25917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251288888889" calcext:value-type="float">
            <text:p>5.2325128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284" calcext:value-type="float">
            <text:p>5.19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783942857143" calcext:value-type="float">
            <text:p>5.13783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78816" calcext:value-type="float">
            <text:p>5.097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75225806452" calcext:value-type="float">
            <text:p>5.08475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778" calcext:value-type="float">
            <text:p>5.09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83896774194" calcext:value-type="float">
            <text:p>5.11483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36464516129" calcext:value-type="float">
            <text:p>5.15436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53464" calcext:value-type="float">
            <text:p>5.23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39329032258" calcext:value-type="float">
            <text:p>5.33439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05176" calcext:value-type="float">
            <text:p>5.36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88025806452" calcext:value-type="float">
            <text:p>5.34688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35795862069" calcext:value-type="float">
            <text:p>5.333579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451538461538" calcext:value-type="float">
            <text:p>5.35451538461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180544" calcext:value-type="float">
            <text:p>5.331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3332" calcext:value-type="float">
            <text:p>5.32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5872" calcext:value-type="float">
            <text:p>5.3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36368" calcext:value-type="float">
            <text:p>5.32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64384" calcext:value-type="float">
            <text:p>5.33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6921" calcext:value-type="float">
            <text:p>5.3369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397028571429" calcext:value-type="float">
            <text:p>5.31397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092228571429" calcext:value-type="float">
            <text:p>5.31092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177828571429" calcext:value-type="float">
            <text:p>5.30177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350514285714" calcext:value-type="float">
            <text:p>5.29350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516283870968" calcext:value-type="float">
            <text:p>5.12516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2216" calcext:value-type="float">
            <text:p>5.15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345651612903" calcext:value-type="float">
            <text:p>5.21345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6088" calcext:value-type="float">
            <text:p>5.09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875458064516" calcext:value-type="float">
            <text:p>5.07875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78993548387" calcext:value-type="float">
            <text:p>5.02978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62384" calcext:value-type="float">
            <text:p>5.00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06575483871" calcext:value-type="float">
            <text:p>4.99065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43488" calcext:value-type="float">
            <text:p>4.92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28232258065" calcext:value-type="float">
            <text:p>4.90128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898" calcext:value-type="float">
            <text:p>4.898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65135483871" calcext:value-type="float">
            <text:p>4.87965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24903225806" calcext:value-type="float">
            <text:p>4.73324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1072" calcext:value-type="float">
            <text:p>4.69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939716129032" calcext:value-type="float">
            <text:p>4.68939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1776" calcext:value-type="float">
            <text:p>4.672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242787096774" calcext:value-type="float">
            <text:p>4.65242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160077419355" calcext:value-type="float">
            <text:p>4.67160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8312" calcext:value-type="float">
            <text:p>4.77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78064516129" calcext:value-type="float">
            <text:p>4.67278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80832" calcext:value-type="float">
            <text:p>4.62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597909677419" calcext:value-type="float">
            <text:p>4.62597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018914285714" calcext:value-type="float">
            <text:p>4.67018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18495483871" calcext:value-type="float">
            <text:p>4.62184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461572413793" calcext:value-type="float">
            <text:p>4.374615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85816" calcext:value-type="float">
            <text:p>4.34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849548387097" calcext:value-type="float">
            <text:p>4.30849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39944" calcext:value-type="float">
            <text:p>4.32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40129032258" calcext:value-type="float">
            <text:p>4.25540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2712" calcext:value-type="float">
            <text:p>4.22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061238709677" calcext:value-type="float">
            <text:p>4.26061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498" calcext:value-type="float">
            <text:p>4.28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690503225806" calcext:value-type="float">
            <text:p>4.266905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251586206897" calcext:value-type="float">
            <text:p>4.232515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744877419355" calcext:value-type="float">
            <text:p>4.21744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928825806452" calcext:value-type="float">
            <text:p>4.03928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7296" calcext:value-type="float">
            <text:p>4.00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39615483871" calcext:value-type="float">
            <text:p>3.99396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5976" calcext:value-type="float">
            <text:p>3.96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595122580645" calcext:value-type="float">
            <text:p>3.93595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930580645161" calcext:value-type="float">
            <text:p>3.90930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43712" calcext:value-type="float">
            <text:p>3.88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89935483871" calcext:value-type="float">
            <text:p>3.8689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46024" calcext:value-type="float">
            <text:p>3.85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48696774194" calcext:value-type="float">
            <text:p>3.82248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584857142857" calcext:value-type="float">
            <text:p>3.79584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871612903226" calcext:value-type="float">
            <text:p>3.73871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218658064516" calcext:value-type="float">
            <text:p>3.58218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012" calcext:value-type="float">
            <text:p>3.5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950322580645" calcext:value-type="float">
            <text:p>3.39950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8096" calcext:value-type="float">
            <text:p>3.3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517161290323" calcext:value-type="float">
            <text:p>3.15517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619561290322" calcext:value-type="float">
            <text:p>2.9661956129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03544" calcext:value-type="float">
            <text:p>3.14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32696774194" calcext:value-type="float">
            <text:p>4.06632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47696" calcext:value-type="float">
            <text:p>4.07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228412903226" calcext:value-type="float">
            <text:p>4.09228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099485714286" calcext:value-type="float">
            <text:p>4.04099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85161290323" calcext:value-type="float">
            <text:p>4.02385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79976" calcext:value-type="float">
            <text:p>4.24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3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230" meta:object-count="0"/>
    <meta:user-defined meta:name="AppVersion">3.0</meta:user-defined>
  </office:meta>
</office:document-meta>
</file>